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fo:font-weight="bold" officeooo:rsid="034e155b" officeooo:paragraph-rsid="034e155b" style:font-weight-asian="bold" style:font-weight-complex="bold"/>
    </style:style>
    <style:style style:name="P3" style:family="paragraph" style:parent-style-name="Text_20_body">
      <style:text-properties officeooo:paragraph-rsid="02f75316"/>
    </style:style>
    <style:style style:name="P4" style:family="paragraph" style:parent-style-name="Text_20_body">
      <style:text-properties officeooo:rsid="034e155b" officeooo:paragraph-rsid="034e155b"/>
    </style:style>
    <style:style style:name="P5" style:family="paragraph" style:parent-style-name="Text_20_body">
      <style:text-properties fo:font-size="12pt" fo:font-style="normal" fo:font-weight="bold" officeooo:rsid="034e0a3d" officeooo:paragraph-rsid="034e0a3d" style:font-size-asian="12pt" style:font-style-asian="normal" style:font-weight-asian="bold" style:font-size-complex="12pt" style:font-style-complex="normal" style:font-weight-complex="bold"/>
    </style:style>
    <style:style style:name="P6" style:family="paragraph" style:parent-style-name="Text_20_body">
      <style:text-properties officeooo:paragraph-rsid="03581923"/>
    </style:style>
    <style:style style:name="P7" style:family="paragraph" style:parent-style-name="Text_20_body">
      <style:text-properties officeooo:paragraph-rsid="035a4922"/>
    </style:style>
    <style:style style:name="P8" style:family="paragraph" style:parent-style-name="Text_20_body" style:list-style-name="L1">
      <style:text-properties officeooo:paragraph-rsid="035a4922"/>
    </style:style>
    <style:style style:name="P9" style:family="paragraph" style:parent-style-name="Text_20_body" style:list-style-name="L1">
      <style:text-properties fo:font-weight="bold" officeooo:rsid="03581923" officeooo:paragraph-rsid="03581923" style:font-weight-asian="bold" style:font-weight-complex="bold"/>
    </style:style>
    <style:style style:name="P10" style:family="paragraph" style:parent-style-name="Text_20_body" style:list-style-name="L1">
      <style:text-properties fo:font-weight="normal" officeooo:rsid="0354415e" officeooo:paragraph-rsid="0354415e" style:font-weight-asian="normal" style:font-weight-complex="normal"/>
    </style:style>
    <style:style style:name="P11" style:family="paragraph" style:parent-style-name="Text_20_body" style:list-style-name="L1">
      <style:text-properties fo:font-weight="normal" officeooo:rsid="03560bd9" officeooo:paragraph-rsid="03560bd9" style:font-weight-asian="normal" style:font-weight-complex="normal"/>
    </style:style>
    <style:style style:name="P12" style:family="paragraph" style:parent-style-name="Text_20_body" style:list-style-name="L1">
      <style:text-properties fo:font-weight="normal" officeooo:rsid="03567b13" officeooo:paragraph-rsid="03567b13" style:font-weight-asian="normal" style:font-weight-complex="normal"/>
    </style:style>
    <style:style style:name="P13" style:family="paragraph" style:parent-style-name="Text_20_body">
      <style:text-properties officeooo:rsid="034e155b" officeooo:paragraph-rsid="035cba68"/>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35a4922" style:font-weight-asian="bold" style:font-weight-complex="bold"/>
    </style:style>
    <style:style style:name="T4" style:family="text">
      <style:text-properties fo:font-weight="bold" officeooo:rsid="034e6eea"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34e155b" style:font-weight-asian="normal" style:font-weight-complex="normal"/>
    </style:style>
    <style:style style:name="T7" style:family="text">
      <style:text-properties fo:font-weight="normal" officeooo:rsid="0351689d" style:font-weight-asian="normal" style:font-weight-complex="normal"/>
    </style:style>
    <style:style style:name="T8" style:family="text">
      <style:text-properties fo:font-weight="normal" officeooo:rsid="0354415e" style:font-weight-asian="normal" style:font-weight-complex="normal"/>
    </style:style>
    <style:style style:name="T9" style:family="text">
      <style:text-properties fo:font-weight="normal" officeooo:rsid="03560bd9" style:font-weight-asian="normal" style:font-weight-complex="normal"/>
    </style:style>
    <style:style style:name="T10" style:family="text">
      <style:text-properties fo:font-weight="normal" officeooo:rsid="03567b13" style:font-weight-asian="normal" style:font-weight-complex="normal"/>
    </style:style>
    <style:style style:name="T11" style:family="text">
      <style:text-properties fo:font-weight="normal" officeooo:rsid="03581923" style:font-weight-asian="normal" style:font-weight-complex="normal"/>
    </style:style>
    <style:style style:name="T12" style:family="text">
      <style:text-properties fo:font-weight="normal" officeooo:rsid="03587c00" style:font-weight-asian="normal" style:font-weight-complex="normal"/>
    </style:style>
    <style:style style:name="T13" style:family="text">
      <style:text-properties fo:font-weight="normal" officeooo:rsid="035a4922" style:font-weight-asian="normal" style:font-weight-complex="normal"/>
    </style:style>
    <style:style style:name="T14" style:family="text">
      <style:text-properties fo:font-weight="normal" officeooo:rsid="035bfd07" style:font-weight-asian="normal" style:font-weight-complex="normal"/>
    </style:style>
    <style:style style:name="T15" style:family="text">
      <style:text-properties officeooo:rsid="00e51007"/>
    </style:style>
    <style:style style:name="T16" style:family="text">
      <style:text-properties officeooo:rsid="02c62587"/>
    </style:style>
    <style:style style:name="T17" style:family="text">
      <style:text-properties officeooo:rsid="033d4e1e"/>
    </style:style>
    <style:style style:name="T18" style:family="text">
      <style:text-properties officeooo:rsid="03497743"/>
    </style:style>
    <style:style style:name="T19" style:family="text">
      <style:text-properties officeooo:rsid="034e155b"/>
    </style:style>
    <style:style style:name="T20" style:family="text">
      <style:text-properties fo:font-size="12pt" fo:font-style="normal" fo:font-weight="bold" officeooo:rsid="034e0a3d" style:font-size-asian="12pt" style:font-style-asian="normal" style:font-weight-asian="bold" style:font-size-complex="12pt" style:font-style-complex="normal" style:font-weight-complex="bold"/>
    </style:style>
    <style:style style:name="T21" style:family="text">
      <style:text-properties fo:font-size="12pt" fo:font-style="normal" fo:font-weight="bold" officeooo:rsid="035a4922" style:font-size-asian="12pt" style:font-style-asian="normal" style:font-weight-asian="bold" style:font-size-complex="12pt" style:font-style-complex="normal" style:font-weight-complex="bold"/>
    </style:style>
    <style:style style:name="T22" style:family="text">
      <style:text-properties fo:font-size="12pt" fo:font-style="normal" fo:font-weight="normal" officeooo:rsid="034e0a3d" style:font-size-asian="12pt" style:font-style-asian="normal" style:font-weight-asian="normal" style:font-size-complex="12pt" style:font-style-complex="normal" style:font-weight-complex="normal"/>
    </style:style>
    <style:style style:name="T23" style:family="text">
      <style:text-properties fo:font-size="12pt" fo:font-style="normal" fo:font-weight="normal" officeooo:rsid="034e155b" style:font-size-asian="12pt" style:font-style-asian="normal" style:font-weight-asian="normal" style:font-size-complex="12pt" style:font-style-complex="normal" style:font-weight-complex="normal"/>
    </style:style>
    <style:style style:name="T24" style:family="text">
      <style:text-properties fo:font-size="12pt" fo:font-style="normal" fo:font-weight="normal" officeooo:rsid="03518892" style:font-size-asian="12pt" style:font-style-asian="normal" style:font-weight-asian="normal" style:font-size-complex="12pt" style:font-style-complex="normal" style:font-weight-complex="normal"/>
    </style:style>
    <style:style style:name="T25" style:family="text">
      <style:text-properties fo:font-size="12pt" fo:font-style="normal" fo:font-weight="normal" officeooo:rsid="0354415e" style:font-size-asian="12pt" style:font-style-asian="normal" style:font-weight-asian="normal" style:font-size-complex="12pt" style:font-style-complex="normal" style:font-weight-complex="normal"/>
    </style:style>
    <style:style style:name="T26" style:family="text">
      <style:text-properties fo:font-size="12pt" fo:font-style="normal" fo:font-weight="normal" officeooo:rsid="03581923" style:font-size-asian="12pt" style:font-style-asian="normal" style:font-weight-asian="normal" style:font-size-complex="12pt" style:font-style-complex="normal" style:font-weight-complex="normal"/>
    </style:style>
    <style:style style:name="T27" style:family="text">
      <style:text-properties fo:font-size="12pt" fo:font-style="normal" fo:font-weight="normal" officeooo:rsid="035a4922" style:font-size-asian="12pt" style:font-style-asian="normal" style:font-weight-asian="normal" style:font-size-complex="12pt" style:font-style-complex="normal" style:font-weight-complex="normal"/>
    </style:style>
    <style:style style:name="T28" style:family="text">
      <style:text-properties officeooo:rsid="034e6eea"/>
    </style:style>
    <style:style style:name="T29" style:family="text">
      <style:text-properties officeooo:rsid="03567b13"/>
    </style:style>
    <style:style style:name="T30" style:family="text">
      <style:text-properties officeooo:rsid="035a492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CB IT Stuff recording <text:span text:style-name="T17">18 September</text:span> 201<text:span text:style-name="T16">9</text:span></text:p>
      <text:p text:style-name="P3"><text:span text:style-name="T2">[0]</text:span><text:span text:style-name="T15"> Hello lifeforms and welcome to IT Stuff, in which we offer our humble opinions on how the world is being reshaped by information technology. tl;dr we're not entirely convinced. Like, for example Facebook Libra, right, this new money thing that we warned you about before, well Visa Mastercard Paypal eBay and more have all dumped it afore it's even got started. Good call! And we'd better get IT Stuff started before you dump us, specifically that's Kriss over there, and Shi over here, and I'm Colleen Rooney. </text:span></text:p>
      <text:p text:style-name="P5"><text:span text:style-name="T18">[</text:span>2]<text:span text:style-name="T5"> </text:span><text:span text:style-name="T8">Yeah er about Facebook. <text:s/></text:span><text:span text:style-name="T9">Turns out Snapchat has a highly secret thing called Project Voldemort that's a huge dossier of all the anticompetitive things FB has done (like if you mention Snap on IG it gets buried). </text:span><text:span text:style-name="T10">Stealing an idea from Twitter, Facebook has a policy that you can't lie in paid-for advertising on Facebook, with one exception: politicians. So presidential candidate Elizabeth Warren wound Zuck up by paying for an advert that claimed Zuck had endorsed Trump. </text:span><text:span text:style-name="T8">And Facebook Dating is a thing now in the States, any concerns about that? </text:span><text:span text:style-name="T10">And Facebook has bought CTRL-labs, a New York startup that specializes in allowing humans to control computers using their brains </text:span><text:span text:style-name="T11">via a wristband</text:span><text:span text:style-name="T10">. </text:span><text:span text:style-name="T11">Like, you think 'click' and it'll click, or something. And, not their fault but there's now a treaty between the US and UK forcing Facebook, Whatsapp etc to hand over messages on demand from the UK police. Does that make you feel safer?</text:span></text:p>
      <text:p text:style-name="P6"><text:span text:style-name="T20">[7]</text:span><text:span text:style-name="T22"> </text:span><text:span text:style-name="T24">Its been a good month for data breaches. </text:span><text:span text:style-name="T25">We've got Tesco leaving tens of millions of car parking pictures unsecured on Azure. Cafe Press (they do merch) lost 23m peoples' deets. </text:span><text:span text:style-name="T26">And as a follow up to the Huawei security thing, in the States they are getting themselves worked up that trains built in China could be spying on them. Yep. Spy trains </text:span><text:span text:style-name="T11">might surreptitiously monitor their passengers' faces, movements, conversations or phone calls</text:span><text:span text:style-name="T26">. Or not. </text:span><text:span text:style-name="T27">Twitter has been using your phone number to advertise at you. Best of the lot, some demented Japanese stalker bloke managed to find a Japanese singer by matching reflections in her eyes on Twitter to her local train station on Google Street view. </text:span></text:p>
      <text:p text:style-name="P7"><text:span text:style-name="T20">[1</text:span><text:span text:style-name="T21">2</text:span><text:span text:style-name="T20">]</text:span><text:span text:style-name="T22"> You're listening to IT Stuff, and we've had a memo from Mrs Trellis of Rawson Road, who says we'd better tell you lots of Ofcom stuff every quarter of an hour, or else we'</text:span><text:span text:style-name="T23">r</text:span><text:span text:style-name="T22">e in bother. </text:span><text:span text:style-name="T23">So. You are listening to original speech output on licence number </text:span><text:span text:style-name="T6">CR000021BA/2</text:span><text:span text:style-name="T23">, I'm still Colleen Rooney, and </text:span>we're doing the bit that says “facilitation of discussion and the expression of opinion”. <text:span text:style-name="T19">cobblers innit. On the subject of Ofcom, new mobile phone usage data says the most talkative people in Britain are in Liverpool </text:span>6:51 <text:span text:style-name="T30">per voice call and the least talkative? Bradford </text:span>3:15</text:p>
      <text:p text:style-name="P4"><text:span text:style-name="T1">[1</text:span><text:span text:style-name="T3">3</text:span><text:span text:style-name="T1">]</text:span><text:span text:style-name="T29"> [SINGULARITY] So you can now get Alexa to sit on your face, Alexa glasses are a thing “Echo Frames”. Deepfake news, in private beta test is a deepfake for your own voice with a thing called Overdub, it's to help you crank out your podcasts youtubes audiobooks, and radio obvsly :) here's a protip from Facebook for spotting deepfake faces, double eyebrows. Robot news, remember the security guard robot that drowned itself in a shopping mall pond? Well the same brand of robot has been in the news again. Its 5 feet tall blue and white with Police on it and trundles round making some park in the States safe. But a fight broke out so a woman pressed the panic button on the top. Did it call for help? No. It said “Step out of the way”, rolled away playing a tune and kept saying “Please keep the park clean”. And Microsoft is going to use AI to bleep out rude words from Xbox live gaming. </text:span></text:p>
      <text:p text:style-name="P2">[1<text:span text:style-name="T30">9</text:span>]<text:span text:style-name="T5"> Still another ten minutes to fill up, wanna do some news quickies?</text:span></text:p>
      <text:list xml:id="list1929543972" text:style-name="L1">
        <text:list-item>
          <text:p text:style-name="P10">Amazon in the states has ordered a hundred thousand electric trucks</text:p>
        </text:list-item>
        <text:list-item>
          <text:p text:style-name="P11">The University of the West of England is working on mycelial network computers</text:p>
        </text:list-item>
        <text:list-item>
          <text:p text:style-name="P12">Xiaomi has a phone out that has displays on the front and back and sides</text:p>
        </text:list-item>
        <text:list-item>
          <text:p text:style-name="P9"><text:span text:style-name="T5">The Queen's Peach promises </text:span><text:span text:style-name="T14">gigabit</text:span><text:span text:style-name="T5"> </text:span><text:span text:style-name="T12">broadband for everybody</text:span></text:p>
        </text:list-item>
        <text:list-item>
          <text:p text:style-name="P8"><text:span text:style-name="T12">B</text:span><text:span text:style-name="T13">rass neck of the Month is our astronaut Tim Peake who was headlining a Microsoft AI spectacular, he recalled that time he dialled the wrong number from space and blamed it on </text:span><text:soft-page-break/><text:span text:style-name="T13">Excel “</text:span><text:span text:style-name="T5">I imported my contacts address book in Excel and all the 9s got rounded up to 0s</text:span><text:span text:style-name="T13">”</text:span></text:p>
        </text:list-item>
      </text:list>
      <text:p text:style-name="P2">[23]<text:span text:style-name="T5"> Time for Go Home Elon you're drunk, this month </text:span><text:span text:style-name="T7">he's got blamed for something he hasn't done. A year ago Elon Musk pretended he'd bought Fortnite and was going to shut it down to, quote, save those kids from eternal virginity. Well, this week Fortnight shut itself down except for a swirling black hole thing and people seriously thought it was the Muskageddon, er no it was a publicity stunt for the next season. meh</text:span></text:p>
      <text:p text:style-name="P13"><text:span text:style-name="T1">[25]</text:span> and <text:span text:style-name="T28">that's all we've got, so </text:span>to play us out here's the best bit of the show, David The Hoff Hasselhoff has got a new covers album out, and like we'll never know how this happened but he's done a Jesus and Mary Chain cover. <text:span text:style-name="T28">Crikey. Tarra!<text:line-break/></text:span><text:span text:style-name="T4">David Hasselhof - Head On</text:span><text:span text:style-name="T28"> </text:span><text:a xlink:type="simple" xlink:href="https://www.youtube.com/watch?v=3BlCKwpDX54" text:style-name="Internet_20_link" text:visited-style-name="Visited_20_Internet_20_Link"><text:span text:style-name="T4">https://www.youtube.com/watch?v=3BlCKwpDX54</text:span></text:a><text:span text:style-name="T28"><text:line-break/></text:span><text:span text:style-name="T4">Two Set Violin - Fur Elise</text:span><text:span text:style-name="T28"> </text:span><text:a xlink:type="simple" xlink:href="https://www.youtube.com/watch?v=bcMNAxS3wHc" text:style-name="Internet_20_link" text:visited-style-name="Visited_20_Internet_20_Link"><text:span text:style-name="T4">https://www.youtube.com/watch?v=bcMNAxS3wHc</text:span></text:a></text:p>
      <text:p text:style-name="P13"><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9-10-16T15:29:44.501880477</dc:date>
    <meta:editing-duration>PT19H44M57S</meta:editing-duration>
    <meta:editing-cycles>160</meta:editing-cycles>
    <meta:generator>LibreOffice/6.2.4.2.0$Linux_X86_64 LibreOffice_project/20$Build-2</meta:generator>
    <meta:document-statistic meta:table-count="0" meta:image-count="0" meta:object-count="0" meta:page-count="2" meta:paragraph-count="14" meta:word-count="894" meta:character-count="5082" meta:non-whitespace-character-count="4203"/>
  </office:meta>
</office:document-meta>
</file>